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67cm" fo:margin-left="0cm" fo:margin-right="0.499cm" fo:break-before="page" table:align="margins"/>
    </style:style>
    <style:style style:name="Tableau1.A" style:family="table-column">
      <style:table-column-properties style:column-width="3.397cm" style:rel-column-width="1926*"/>
    </style:style>
    <style:style style:name="Tableau1.B" style:family="table-column">
      <style:table-column-properties style:column-width="3.203cm" style:rel-column-width="1816*"/>
    </style:style>
    <style:style style:name="Tableau1.C" style:family="table-column">
      <style:table-column-properties style:column-width="6.602cm" style:rel-column-width="3743*"/>
    </style:style>
    <style:style style:name="Tableau1.D" style:family="table-column">
      <style:table-column-properties style:column-width="4.764cm" style:rel-column-width="2701*"/>
    </style:style>
    <style:style style:name="Tableau1.A1" style:family="table-cell">
      <style:table-cell-properties fo:padding="0.049cm" fo:border-left="none" fo:border-right="none" fo:border-top="0.05pt solid #000000" fo:border-bottom="none"/>
    </style:style>
    <style:style style:name="Tableau1.A2" style:family="table-cell">
      <style:table-cell-properties fo:padding="0.049cm" fo:border="none"/>
    </style:style>
    <style:style style:name="Tableau1.B6" style:family="table-cell">
      <style:table-cell-properties fo:padding="0.049cm" fo:border-left="none" fo:border-right="none" fo:border-top="none" fo:border-bottom="0.05pt solid #808080"/>
    </style:style>
    <style:style style:name="Tableau1.A17" style:family="table-cell">
      <style:table-cell-properties fo:padding="0.049cm" fo:border-left="none" fo:border-right="none" fo:border-top="none" fo:border-bottom="0.05pt solid #000000"/>
    </style:style>
    <style:style style:name="Tableau2" style:family="table">
      <style:table-properties style:width="17.895cm" fo:margin-left="0cm" fo:margin-right="-0.026cm" fo:break-before="page" table:align="margins"/>
    </style:style>
    <style:style style:name="Tableau2.A" style:family="table-column">
      <style:table-column-properties style:column-width="17.895cm" style:rel-column-width="65535*"/>
    </style:style>
    <style:style style:name="Tableau2.A1" style:family="table-cell">
      <style:table-cell-properties fo:padding="0cm" fo:border="none"/>
    </style:style>
    <style:style style:name="Tableau3" style:family="table">
      <style:table-properties style:width="14.471cm" table:align="margins"/>
    </style:style>
    <style:style style:name="Tableau3.A" style:family="table-column">
      <style:table-column-properties style:column-width="7.306cm" style:rel-column-width="33091*"/>
    </style:style>
    <style:style style:name="Tableau3.B" style:family="table-column">
      <style:table-column-properties style:column-width="7.165cm" style:rel-column-width="32444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4.471cm" table:align="margins" style:shadow="none"/>
    </style:style>
    <style:style style:name="Tableau4.A" style:family="table-column">
      <style:table-column-properties style:column-width="9.693cm" style:rel-column-width="5495*"/>
    </style:style>
    <style:style style:name="Tableau4.B" style:family="table-column">
      <style:table-column-properties style:column-width="4.778cm" style:rel-column-width="2709*"/>
    </style:style>
    <style:style style:name="Tableau4.A1" style:family="table-cell">
      <style:table-cell-properties fo:padding="0cm" fo:border="none"/>
    </style:style>
    <style:style style:name="Tableau5" style:family="table">
      <style:table-properties style:width="14.471cm" table:align="margins" style:shadow="none"/>
    </style:style>
    <style:style style:name="Tableau5.A" style:family="table-column">
      <style:table-column-properties style:column-width="7.297cm" style:rel-column-width="4137*"/>
    </style:style>
    <style:style style:name="Tableau5.B" style:family="table-column">
      <style:table-column-properties style:column-width="7.174cm" style:rel-column-width="4067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4.471cm" table:align="margins" style:shadow="none"/>
    </style:style>
    <style:style style:name="Tableau6.A" style:family="table-column">
      <style:table-column-properties style:column-width="9.107cm" style:rel-column-width="5163*"/>
    </style:style>
    <style:style style:name="Tableau6.B" style:family="table-column">
      <style:table-column-properties style:column-width="5.364cm" style:rel-column-width="3041*"/>
    </style:style>
    <style:style style:name="Tableau6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Helvetica LT Std"/>
    </style:style>
    <style:style style:name="P2" style:family="paragraph" style:parent-style-name="Standard">
      <style:text-properties style:font-name="Helvetica LT Std"/>
    </style:style>
    <style:style style:name="P3" style:family="paragraph" style:parent-style-name="Heading">
      <style:paragraph-properties fo:margin-left="-3.701cm" fo:margin-right="-4.8cm" fo:line-height="100%" fo:text-align="center" style:justify-single-word="false" fo:text-indent="0cm" style:auto-text-indent="false" fo:padding="0cm" fo:border="none" style:shadow="none" fo:keep-with-next="always" style:join-border="true"/>
    </style:style>
    <style:style style:name="P4" style:family="paragraph" style:parent-style-name="Table_20_Contents">
      <style:paragraph-properties fo:text-align="center" style:justify-single-word="false"/>
      <style:text-properties style:font-name="Helvetica LT Std"/>
    </style:style>
    <style:style style:name="P5" style:family="paragraph" style:parent-style-name="Table_20_Contents">
      <style:paragraph-properties fo:text-align="end" style:justify-single-word="false"/>
      <style:text-properties style:font-name="Helvetica LT Std" fo:font-weight="normal" style:font-weight-asian="normal" style:font-weight-complex="normal"/>
    </style:style>
    <style:style style:name="P6" style:family="paragraph" style:parent-style-name="Table_20_Contents">
      <style:paragraph-properties fo:line-height="115%"/>
      <style:text-properties style:font-name="Helvetica LT Std" officeooo:paragraph-rsid="01050aeb"/>
    </style:style>
    <style:style style:name="P7" style:family="paragraph" style:parent-style-name="Table_20_Contents">
      <style:paragraph-properties fo:margin-top="0.131cm" fo:margin-bottom="0.3cm" loext:contextual-spacing="false" fo:text-align="center" style:justify-single-word="false"/>
      <style:text-properties style:font-name="Helvetica LT Std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margin-top="0.131cm" fo:margin-bottom="0cm" loext:contextual-spacing="false"/>
      <style:text-properties style:font-name="Helvetica LT Std"/>
    </style:style>
    <style:style style:name="P9" style:family="paragraph" style:parent-style-name="Table_20_Contents">
      <style:paragraph-properties fo:margin-top="0.131cm" fo:margin-bottom="0cm" loext:contextual-spacing="false" fo:text-align="center" style:justify-single-word="false"/>
      <style:text-properties style:font-name="Helvetica LT Std"/>
    </style:style>
    <style:style style:name="P10" style:family="paragraph" style:parent-style-name="Table_20_Contents">
      <style:paragraph-properties fo:margin-top="0.131cm" fo:margin-bottom="0cm" loext:contextual-spacing="false" fo:text-align="end" style:justify-single-word="false"/>
      <style:text-properties style:font-name="Helvetica LT Std"/>
    </style:style>
    <style:style style:name="P11" style:family="paragraph" style:parent-style-name="Table_20_Contents">
      <style:paragraph-properties fo:margin-top="0.131cm" fo:margin-bottom="0cm" loext:contextual-spacing="false" fo:line-height="115%" fo:text-align="end" style:justify-single-word="false"/>
      <style:text-properties style:font-name="Helvetica LT Std" officeooo:paragraph-rsid="00ba659c"/>
    </style:style>
    <style:style style:name="P12" style:family="paragraph" style:parent-style-name="Table_20_Contents">
      <style:paragraph-properties fo:line-height="115%" style:writing-mode="page"/>
      <style:text-properties style:font-name="Helvetica LT Std"/>
    </style:style>
    <style:style style:name="P13" style:family="paragraph" style:parent-style-name="Text_20_body">
      <style:paragraph-properties fo:margin-left="0cm" fo:margin-right="0.127cm" fo:line-height="135%" fo:text-align="center" style:justify-single-word="false" fo:text-indent="0cm" style:auto-text-indent="false" style:shadow="none"/>
    </style:style>
    <style:style style:name="P14" style:family="paragraph" style:parent-style-name="Text_20_body">
      <style:paragraph-properties fo:line-height="135%" fo:text-align="center" style:justify-single-word="false" style:shadow="none"/>
    </style:style>
    <style:style style:name="P15" style:family="paragraph" style:parent-style-name="Heading_20_2">
      <style:text-properties style:font-name="Helvetica LT Std"/>
    </style:style>
    <style:style style:name="P16" style:family="paragraph" style:parent-style-name="Heading_20_2">
      <loext:graphic-properties draw:fill="none" draw:fill-color="#cfe7f5"/>
      <style:paragraph-properties fo:background-color="transparent"/>
      <style:text-properties style:font-name="Helvetica LT Std"/>
    </style:style>
    <style:style style:name="P17" style:family="paragraph" style:parent-style-name="Heading_20_2">
      <style:paragraph-properties fo:margin-left="0.127cm" fo:margin-right="0.127cm" fo:margin-top="0.127cm" fo:margin-bottom="0.127cm" loext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/>
    </style:style>
    <style:style style:name="P18" style:family="paragraph" style:parent-style-name="Heading_20_3">
      <style:text-properties style:font-name="Helvetica LT Std"/>
    </style:style>
    <style:style style:name="P19" style:family="paragraph" style:parent-style-name="Heading_20_3">
      <style:text-properties style:font-name="Helvetica LT Std" officeooo:paragraph-rsid="0103e224"/>
    </style:style>
    <style:style style:name="P20" style:family="paragraph" style:parent-style-name="Heading_20_3">
      <style:text-properties style:font-name="Helvetica LT Std" officeooo:paragraph-rsid="010bb1d0"/>
    </style:style>
    <style:style style:name="P21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</style:style>
    <style:style style:name="P22" style:family="paragraph" style:parent-style-name="Heading_20_3">
      <style:paragraph-properties fo:margin-top="0.127cm" fo:margin-bottom="0.127cm" loext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Helvetica LT Std"/>
    </style:style>
    <style:style style:name="P23" style:family="paragraph" style:parent-style-name="Heading_20_4">
      <style:paragraph-properties fo:margin-left="0.3cm" fo:margin-right="0.101cm" fo:margin-top="0.131cm" fo:margin-bottom="0cm" loext:contextual-spacing="false" fo:line-height="100%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</style:style>
    <style:style style:name="P24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5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</style:style>
    <style:style style:name="P26" style:family="paragraph" style:parent-style-name="Table_20_Contents">
      <style:paragraph-properties fo:margin-left="0cm" fo:margin-right="0.131cm" fo:margin-top="0cm" fo:margin-bottom="0cm" loext:contextual-spacing="false" fo:line-height="115%" fo:text-align="end" style:justify-single-word="false" fo:text-indent="0cm" style:auto-text-indent="false" style:writing-mode="page"/>
      <style:text-properties fo:color="#666666" style:font-name="Helvetica LT Std" fo:font-weight="normal" officeooo:rsid="0103e224" officeooo:paragraph-rsid="0103e224" style:font-weight-asian="normal" style:font-weight-complex="normal"/>
    </style:style>
    <style:style style:name="P27" style:family="paragraph" style:parent-style-name="Table_20_Contents" style:list-style-name="L1">
      <style:paragraph-properties fo:text-align="center" style:justify-single-word="false"/>
      <style:text-properties style:font-name="Helvetica LT Std" officeooo:paragraph-rsid="01050aeb"/>
    </style:style>
    <style:style style:name="P28" style:family="paragraph" style:parent-style-name="Table_20_Contents" style:list-style-name="L2">
      <style:paragraph-properties fo:text-align="center" style:justify-single-word="false"/>
      <style:text-properties style:font-name="Helvetica LT Std"/>
    </style:style>
    <style:style style:name="P29" style:family="paragraph" style:parent-style-name="Table_20_Contents" style:list-style-name="L1">
      <style:paragraph-properties fo:text-align="center" style:justify-single-word="false"/>
      <style:text-properties style:font-name="Helvetica LT Std" officeooo:rsid="01050aeb" officeooo:paragraph-rsid="01050aeb"/>
    </style:style>
    <style:style style:name="P30" style:family="paragraph" style:parent-style-name="Table_20_Contents">
      <style:paragraph-properties fo:line-height="115%"/>
      <style:text-properties style:font-name="Helvetica LT Std"/>
    </style:style>
    <style:style style:name="P31" style:family="paragraph" style:parent-style-name="Table_20_Contents">
      <style:paragraph-properties fo:margin-top="0.131cm" fo:margin-bottom="0cm" loext:contextual-spacing="false" fo:text-align="start" style:justify-single-word="false"/>
      <style:text-properties style:font-name="Helvetica LT Std" officeooo:paragraph-rsid="010cffe0"/>
    </style:style>
    <style:style style:name="P32" style:family="paragraph" style:parent-style-name="Table_20_Contents">
      <style:paragraph-properties fo:margin-top="0.131cm" fo:margin-bottom="0cm" loext:contextual-spacing="false"/>
      <style:text-properties style:font-name="Helvetica LT Std" officeooo:paragraph-rsid="010e80c7"/>
    </style:style>
    <style:style style:name="P33" style:family="paragraph" style:parent-style-name="Table_20_Contents">
      <style:paragraph-properties fo:margin-top="0.131cm" fo:margin-bottom="0cm" loext:contextual-spacing="false" fo:text-align="start" style:justify-single-word="false"/>
      <style:text-properties style:font-name="Helvetica LT Std" officeooo:rsid="010e80c7" officeooo:paragraph-rsid="010e80c7"/>
    </style:style>
    <style:style style:name="P34" style:family="paragraph" style:parent-style-name="Table_20_Contents">
      <style:paragraph-properties fo:margin-top="0.131cm" fo:margin-bottom="0cm" loext:contextual-spacing="false"/>
      <style:text-properties fo:color="#666666" style:font-name="Helvetica LT Std"/>
    </style:style>
    <style:style style:name="P35" style:family="paragraph" style:parent-style-name="Table_20_Contents">
      <style:paragraph-properties fo:margin-top="0.132cm" fo:margin-bottom="0.132cm" loext:contextual-spacing="false" fo:text-align="end" style:justify-single-word="false" style:writing-mode="page"/>
      <style:text-properties fo:color="#666666" style:font-name="Helvetica LT Std" fo:font-weight="normal" officeooo:paragraph-rsid="010cffe0" style:font-weight-asian="normal" style:font-weight-complex="normal"/>
    </style:style>
    <style:style style:name="P36" style:family="paragraph" style:parent-style-name="Table_20_Contents">
      <style:paragraph-properties fo:margin-top="0.132cm" fo:margin-bottom="0.132cm" loext:contextual-spacing="false" fo:text-align="end" style:justify-single-word="false" style:writing-mode="page"/>
      <style:text-properties fo:color="#666666" style:font-name="Helvetica LT Std" style:text-underline-style="none" fo:font-weight="normal" officeooo:paragraph-rsid="010e80c7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37" style:family="paragraph" style:parent-style-name="Table_20_Contents">
      <style:paragraph-properties fo:margin-top="0.132cm" fo:margin-bottom="0.132cm" loext:contextual-spacing="false" fo:line-height="115%" fo:text-align="start" style:justify-single-word="false" style:writing-mode="page"/>
      <style:text-properties style:font-name="Helvetica LT Std" officeooo:paragraph-rsid="00ba659c"/>
    </style:style>
    <style:style style:name="P38" style:family="paragraph" style:parent-style-name="Table_20_Contents">
      <style:paragraph-properties fo:margin-left="0cm" fo:margin-right="0.127cm" fo:margin-top="0.275cm" fo:margin-bottom="0.132cm" loext:contextual-spacing="false" fo:text-align="end" style:justify-single-word="false" fo:text-indent="0cm" style:auto-text-indent="false" style:writing-mode="page"/>
      <style:text-properties fo:color="#666666" style:font-name="Helvetica LT Std" fo:font-weight="normal" style:font-weight-asian="normal" style:font-weight-complex="normal"/>
    </style:style>
    <style:style style:name="P39" style:family="paragraph" style:parent-style-name="Table_20_Contents">
      <style:paragraph-properties fo:margin-left="0cm" fo:margin-right="0.127cm" fo:margin-top="0.131cm" fo:margin-bottom="0cm" loext:contextual-spacing="false" fo:text-indent="0cm" style:auto-text-indent="false"/>
      <style:text-properties fo:color="#666666" style:font-name="Helvetica LT Std" fo:font-size="4pt" style:text-underline-style="none" fo:font-weight="normal" style:font-name-asian="Microsoft YaHei" style:font-size-asian="3.5pt" style:font-weight-asian="normal" style:font-name-complex="Mangal" style:font-size-complex="4pt" style:font-weight-complex="normal"/>
    </style:style>
    <style:style style:name="P40" style:family="paragraph" style:parent-style-name="Table_20_Contents">
      <style:paragraph-properties fo:margin-top="0.132cm" fo:margin-bottom="0cm" loext:contextual-spacing="false" fo:text-align="end" style:justify-single-word="false" style:writing-mode="page"/>
      <style:text-properties fo:color="#666666" style:font-name="Helvetica LT Std" officeooo:paragraph-rsid="010e80c7"/>
    </style:style>
    <style:style style:name="P41" style:family="paragraph" style:parent-style-name="Table_20_Contents">
      <style:paragraph-properties fo:margin-top="0.131cm" fo:margin-bottom="0.199cm" loext:contextual-spacing="false"/>
      <style:text-properties style:font-name="Helvetica LT Std" officeooo:paragraph-rsid="010f7747"/>
    </style:style>
    <style:style style:name="P42" style:family="paragraph" style:parent-style-name="Table_20_Contents">
      <style:paragraph-properties fo:margin-top="0.127cm" fo:margin-bottom="0cm" loext:contextual-spacing="false" fo:line-height="100%" style:writing-mode="page"/>
      <style:text-properties style:font-name="Helvetica LT St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03e224" style:font-weight-asian="normal" style:font-weight-complex="normal"/>
    </style:style>
    <style:style style:name="T3" style:family="text">
      <style:text-properties fo:font-weight="normal" officeooo:rsid="01050aeb" style:font-weight-asian="normal" style:font-weight-complex="normal"/>
    </style:style>
    <style:style style:name="T4" style:family="text">
      <style:text-properties fo:font-weight="normal" officeooo:rsid="00b34aa9" style:font-weight-asian="normal" style:font-weight-complex="normal"/>
    </style:style>
    <style:style style:name="T5" style:family="text">
      <style:text-properties fo:font-weight="normal" officeooo:rsid="010bb1d0" style:font-weight-asian="normal" style:font-weight-complex="normal"/>
    </style:style>
    <style:style style:name="T6" style:family="text">
      <style:text-properties fo:font-weight="normal" officeooo:rsid="010cffe0" style:font-weight-asian="normal" style:font-weight-complex="normal"/>
    </style:style>
    <style:style style:name="T7" style:family="text">
      <style:text-properties fo:font-weight="normal" officeooo:rsid="010e80c7" style:font-weight-asian="normal" style:font-weight-complex="normal"/>
    </style:style>
    <style:style style:name="T8" style:family="text">
      <style:text-properties fo:font-weight="normal" officeooo:rsid="010fe51b" style:font-weight-asian="normal" style:font-weight-complex="normal"/>
    </style:style>
    <style:style style:name="T9" style:family="text">
      <style:text-properties fo:color="#000000" style:font-name="Helvetica LT Std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000000" style:font-name="Helvetica LT Std" fo:font-weight="normal" style:font-weight-asian="normal" style:font-weight-complex="normal"/>
    </style:style>
    <style:style style:name="T11" style:family="text">
      <style:text-properties fo:color="#000000" style:font-name="Helvetica LT Std" fo:font-weight="bold" style:font-name-asian="Microsoft YaHei" style:font-name-complex="Mangal"/>
    </style:style>
    <style:style style:name="T12" style:family="text">
      <style:text-properties fo:color="#000000" style:font-name="Helvetica LT Std" fo:font-size="15pt" fo:font-weight="bold" style:font-name-asian="Microsoft YaHei" style:font-size-asian="15pt" style:font-name-complex="Mangal" style:font-size-complex="15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103e224" style:font-weight-asian="bold" style:font-weight-complex="bold"/>
    </style:style>
    <style:style style:name="T15" style:family="text">
      <style:text-properties fo:font-weight="bold" officeooo:rsid="00ba659c" style:font-weight-asian="bold" style:font-weight-complex="bold"/>
    </style:style>
    <style:style style:name="T16" style:family="text">
      <style:text-properties fo:font-weight="bold" officeooo:rsid="0108bb8d" style:font-weight-asian="bold" style:font-weight-complex="bold"/>
    </style:style>
    <style:style style:name="T17" style:family="text">
      <style:text-properties fo:font-weight="bold" officeooo:rsid="010a338c" style:font-weight-asian="bold" style:font-weight-complex="bold"/>
    </style:style>
    <style:style style:name="T18" style:family="text">
      <style:text-properties fo:font-weight="bold" officeooo:rsid="010cffe0" style:font-weight-asian="bold" style:font-weight-complex="bold"/>
    </style:style>
    <style:style style:name="T19" style:family="text">
      <style:text-properties fo:font-weight="bold" officeooo:rsid="010e80c7" style:font-weight-asian="bold" style:font-weight-complex="bold"/>
    </style:style>
    <style:style style:name="T20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21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22" style:family="text">
      <style:text-properties fo:color="#b3b3b3" style:font-name="Helvetica LT Std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23" style:family="text">
      <style:text-properties style:use-window-font-color="true" fo:font-style="italic" fo:font-weight="normal" officeooo:rsid="00b96422" style:font-style-asian="italic" style:font-weight-asian="normal" style:font-style-complex="italic" style:font-weight-complex="normal"/>
    </style:style>
    <style:style style:name="T24" style:family="text">
      <style:text-properties style:use-window-font-color="true" fo:font-style="italic" fo:font-weight="normal" officeooo:rsid="00b43114" style:font-style-asian="italic" style:font-weight-asian="normal" style:font-style-complex="italic" style:font-weight-complex="normal"/>
    </style:style>
    <style:style style:name="T25" style:family="text">
      <style:text-properties style:use-window-font-color="true" fo:font-style="italic" fo:font-weight="normal" officeooo:rsid="00bb1233" style:font-style-asian="italic" style:font-weight-asian="normal" style:font-style-complex="italic" style:font-weight-complex="normal"/>
    </style:style>
    <style:style style:name="T26" style:family="text">
      <style:text-properties style:use-window-font-color="true" fo:font-style="italic" fo:font-weight="normal" officeooo:rsid="0103e224" style:font-style-asian="italic" style:font-weight-asian="normal" style:font-style-complex="italic" style:font-weight-complex="normal"/>
    </style:style>
    <style:style style:name="T27" style:family="text">
      <style:text-properties officeooo:rsid="01027236"/>
    </style:style>
    <style:style style:name="T28" style:family="text">
      <style:text-properties officeooo:rsid="0103e224"/>
    </style:style>
    <style:style style:name="T29" style:family="text">
      <style:text-properties style:font-name="Helvetica LT Std"/>
    </style:style>
    <style:style style:name="T30" style:family="text">
      <style:text-properties style:font-name="Helvetica LT Std" fo:font-weight="normal" style:font-weight-asian="normal" style:font-weight-complex="normal"/>
    </style:style>
    <style:style style:name="T31" style:family="text">
      <style:text-properties style:font-name="Helvetica LT Std" fo:font-weight="normal" officeooo:rsid="0103e224" style:font-weight-asian="normal" style:font-weight-complex="normal"/>
    </style:style>
    <style:style style:name="T32" style:family="text">
      <style:text-properties style:font-name="Helvetica LT Std" fo:font-weight="normal" officeooo:rsid="01039897" style:font-weight-asian="normal" style:font-weight-complex="normal"/>
    </style:style>
    <style:style style:name="T33" style:family="text">
      <style:text-properties style:font-name="Helvetica LT Std" fo:font-weight="normal" officeooo:rsid="010bb1d0" style:font-weight-asian="normal" style:font-weight-complex="normal"/>
    </style:style>
    <style:style style:name="T34" style:family="text">
      <style:text-properties style:font-name="Helvetica LT Std" fo:font-weight="bold" style:font-weight-asian="bold" style:font-weight-complex="bold"/>
    </style:style>
    <style:style style:name="T35" style:family="text">
      <style:text-properties style:font-name="Helvetica LT Std" fo:font-weight="bold" officeooo:rsid="01039897" style:font-weight-asian="bold" style:font-weight-complex="bold"/>
    </style:style>
    <style:style style:name="T36" style:family="text"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7" style:family="text">
      <style:text-properties style:font-name="Helvetica LT Std" fo:font-size="9pt" fo:font-style="normal" style:text-underline-style="none" fo:font-weight="normal" officeooo:rsid="010bb1d0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8" style:family="text">
      <style:text-properties style:font-name="Helvetica LT Std" fo:font-size="10pt" fo:font-weight="normal" style:font-size-asian="10pt" style:font-weight-asian="normal" style:font-size-complex="10pt" style:font-weight-complex="normal"/>
    </style:style>
    <style:style style:name="T39" style:family="text">
      <style:text-properties officeooo:rsid="00b96422"/>
    </style:style>
    <style:style style:name="T40" style:family="text">
      <style:text-properties officeooo:rsid="01050aeb"/>
    </style:style>
    <style:style style:name="T41" style:family="text">
      <style:text-properties officeooo:rsid="010bb1d0"/>
    </style:style>
    <style:style style:name="T42" style:family="text">
      <style:text-properties officeooo:rsid="010e80c7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4"><text:span text:style-name="T10">Route des Landes<text:line-break/>03430 Cosne d'Allier<text:line-break/></text:span><text:span text:style-name="T9">FRANCE</text:span></text:p>
          </table:table-cell>
          <table:table-cell table:style-name="Tableau1.A1" table:number-columns-spanned="2" office:value-type="string">
            <text:p text:style-name="P3"><text:span text:style-name="T12">Maxime</text:span><text:span text:style-name="T11"> MÉLOUX</text:span></text:p>
          </table:table-cell>
          <table:covered-table-cell/>
          <table:table-cell table:style-name="Tableau1.A1" office:value-type="string">
            <text:p text:style-name="P13"><text:span text:style-name="T9">(+33) 7 50 35 22 62 [France]<text:line-break/></text:span><text:a xlink:type="simple" xlink:href="mailto:maxime.meloux@gmail.com" text:style-name="Internet_20_link" text:visited-style-name="Visited_20_Internet_20_Link"><text:span text:style-name="T38">maxime.meloux@gmail.com</text:span></text:a><text:span text:style-name="T38"><text:line-break/>Skype : maxime.mel</text:span><text:span text:style-name="T30">oux</text:span></text:p>
          </table:table-cell>
        </table:table-row>
        <table:table-row>
          <table:table-cell table:style-name="Tableau1.A2" table:number-columns-spanned="4" office:value-type="string">
            <text:p text:style-name="P7"><text:span text:style-name="T28">Ensimag </text:span>Engineer in <text:span text:style-name="T41">Computer Science and Applied Mathematics</text:span>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h text:style-name="P23" text:outline-level="4"><text:span text:style-name="T30">Skilled French student expecting to graduate in 201</text:span><text:span text:style-name="T31">8</text:span><text:span text:style-name="T30"> with a </text:span><text:span text:style-name="T34">Master of Science</text:span><text:span text:style-name="T30"> in </text:span><text:span text:style-name="T33">Computer Science and </text:span><text:span text:style-name="T30">Applied Mathematics from a </text:span><text:span text:style-name="T34">prestigious French school</text:span><text:span text:style-name="T30"> seeking a</text:span><text:span text:style-name="T32">n </text:span><text:span text:style-name="T35">entry level position</text:span><text:span text:style-name="T30"> in a company where I can use my extensive skills in development. In-depth</text:span><text:span text:style-name="T34"> problem-solving and analytic abilities</text:span><text:span text:style-name="T30">, </text:span><text:span text:style-name="T34">fast learning</text:span><text:span text:style-name="T30"> and broad range of interests which allow me to have a comprehensive view of a</text:span><text:span text:style-name="T33">ny</text:span><text:span text:style-name="T30"> problem, and enable me to work in a fast-paced environment. Highly qualified in positions requiring teamwork, with great </text:span><text:span text:style-name="T34">interpersonal communication skills</text:span><text:span text:style-name="T30">. Ambitious and innovative person, willing to put my skills to a practical use and embrace new challenges.</text:span></text:h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h text:style-name="P16" text:outline-level="2">+ WORK EXPERIENCE</text:h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19" text:outline-level="3"><text:span text:style-name="T28">June ─ August</text:span> 2016<text:line-break/>(<text:span text:style-name="T28">8</text:span> weeks <text:span text:style-name="T28">+ 1</text:span>)</text:h>
          </table:table-cell>
          <table:table-cell table:style-name="Tableau1.A2" table:number-columns-spanned="3" office:value-type="string">
            <text:p text:style-name="P42"><text:span text:style-name="T14">Intern</text:span><text:span text:style-name="T13">: </text:span><text:span text:style-name="T2">Algorithmically generated and filtered a database of over a million pictures of celebrities with a 0.1% error rate to train a facial recognition algorithm.<text:line-break/>Created a graphical </text:span><text:span text:style-name="T5">application</text:span><text:span text:style-name="T2"> allowing the remaining images to be manually filtered by several employees simultaneaously.<text:line-break/>Internship extended into a fixed-term contract until the beginning of the school year.</text:span></text:p>
            <text:p text:style-name="P26">id3 Technologies / Grenoble, FRANCE</text:p>
          </table:table-cell>
          <table:covered-table-cell/>
          <table:covered-table-cell/>
        </table:table-row>
        <table:table-row>
          <table:table-cell table:style-name="Tableau1.A2" table:number-columns-spanned="4" office:value-type="string">
            <text:h text:style-name="P15" text:outline-level="2">+ EDUCATION</text:h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19" text:outline-level="3">Sep 2014 ─ 201<text:span text:style-name="T39">8<text:line-break/><text:line-break/><text:line-break/>Major projects</text:span></text:h>
          </table:table-cell>
          <table:table-cell table:style-name="Tableau1.B6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1"><text:span text:style-name="T18">M.Sc.</text:span><text:span text:style-name="T14"> in Engineering</text:span><text:span text:style-name="T13"> </text:span><text:span text:style-name="T2">─ Computer </text:span><text:span text:style-name="T5">Science </text:span><text:span text:style-name="T2">&amp; Applied Mathematics<text:line-break/></text:span><text:span text:style-name="T6">Profile</text:span><text:span text:style-name="T2">: Mathematical Modelling, Vision, Graphics &amp; Simulation</text:span></text:p>
                </table:table-cell>
                <table:table-cell table:style-name="Tableau4.A1" office:value-type="string">
                  <text:p text:style-name="P35">Ensimag / Grenoble, FRANCE</text:p>
                </table:table-cell>
              </table:table-row>
            </table:table>
            <text:p text:style-name="P33"/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37"><text:span text:style-name="T26">3D karting game </text:span><text:span text:style-name="T24">(C++/</text:span><text:span text:style-name="T23">OpenGL</text:span><text:span text:style-name="T24">)<text:line-break/></text:span><text:span text:style-name="T26">Edge detection and smoothing</text:span><text:span text:style-name="T24"> (C)<text:line-break/></text:span><text:span text:style-name="T26">Chess tournament management</text:span><text:span text:style-name="T23"> (MySQL)</text:span></text:p>
                </table:table-cell>
                <table:table-cell table:style-name="Tableau3.A1" office:value-type="string">
                  <text:p text:style-name="P11"><text:span text:style-name="T26">Object-oriented compiler </text:span><text:span text:style-name="T23">(Java)<text:line-break/></text:span><text:span text:style-name="T26">Full operating system kernel</text:span><text:span text:style-name="T23"> (</text:span><text:span text:style-name="T25">C/</text:span><text:span text:style-name="T23">x86 </text:span><text:span text:style-name="T26">assembly</text:span><text:span text:style-name="T23">)<text:line-break/></text:span><text:span text:style-name="T26">MIPS instruction interpreter</text:span><text:span text:style-name="T23"> (VHDL)</text:span>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>
          <table:table-cell table:style-name="Tableau1.A2" office:value-type="string">
            <text:h text:style-name="P18" text:outline-level="3">Sep 2012 ─ Jun 2014</text:h>
          </table:table-cell>
          <table:table-cell table:style-name="Tableau1.B6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32"><text:span text:style-name="T13">MP Preparatory classes to higher schools<text:line-break/></text:span><text:span text:style-name="T7">Ma</text:span><text:span text:style-name="T1">thematics/physics </text:span><text:span text:style-name="T20">– Computer Science option</text:span></text:p>
                </table:table-cell>
                <table:table-cell table:style-name="Tableau5.A1" office:value-type="string">
                  <text:p text:style-name="P36"><text:span text:style-name="T42">L</text:span>ycée Blaise Pascal / Clermont-Ferrand, FRANCE</text:p>
                </table:table-cell>
              </table:table-row>
            </table:table>
            <text:p text:style-name="P39"><text:span text:style-name="T1"/></text:p>
          </table:table-cell>
          <table:covered-table-cell/>
          <table:covered-table-cell/>
        </table:table-row>
        <table:table-row>
          <table:table-cell table:style-name="Tableau1.A2" office:value-type="string">
            <text:h text:style-name="P18" text:outline-level="3">Sep 2009 ─ Jun 2012</text:h>
          </table:table-cell>
          <table:table-cell table:style-name="Tableau1.A2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32"><text:span text:style-name="T13">Scientific baccalauréat (French A-levels)<text:line-break/></text:span><text:span text:style-name="T1">European section (English)</text:span></text:p>
                </table:table-cell>
                <table:table-cell table:style-name="Tableau6.A1" office:value-type="string">
                  <text:p text:style-name="P40">Lycée St-Jacques de Compostelle / Le Puy-en-Velay, FRANCE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>
          <table:table-cell table:style-name="Tableau1.A2" table:number-columns-spanned="4" office:value-type="string">
            <text:h text:style-name="P15" text:outline-level="2">+ LANGUAGES</text:h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8"><text:span text:style-name="T13">French: </text:span><text:span text:style-name="T1">Native </text:span><text:span text:style-name="T7">(C2)</text:span></text:p>
            <text:p text:style-name="P41"><text:span text:style-name="T13">English: </text:span><text:span text:style-name="T7">Fluent, </text:span><text:span text:style-name="T1">TOEIC 985/990 </text:span><text:span text:style-name="T3">(</text:span><text:span text:style-name="T7">C1 – C2</text:span><text:span text:style-name="T3">)</text:span></text:p>
          </table:table-cell>
          <table:covered-table-cell/>
          <table:table-cell table:style-name="Tableau1.A2" office:value-type="string">
            <text:p text:style-name="P9"><text:span text:style-name="T13">German:</text:span><text:span text:style-name="T1"> </text:span><text:span text:style-name="T8">Good command (</text:span><text:span text:style-name="T1">B1 – B2</text:span><text:span text:style-name="T8">)</text:span></text:p>
            <text:p text:style-name="P4"><text:span text:style-name="T13">Spanish:</text:span><text:span text:style-name="T1"> Notions</text:span></text:p>
          </table:table-cell>
          <table:table-cell table:style-name="Tableau1.A2" office:value-type="string">
            <text:p text:style-name="P10"><text:span text:style-name="T13">Polish:</text:span><text:span text:style-name="T1"> Notions</text:span></text:p>
            <text:p text:style-name="P5">Knowledge of cyrillic script</text:p>
          </table:table-cell>
        </table:table-row>
        <table:table-row>
          <table:table-cell table:style-name="Tableau1.A2" table:number-columns-spanned="4" office:value-type="string">
            <text:h text:style-name="P15" text:outline-level="2">+ <text:span text:style-name="T41">TECHNICAL SKILLS</text:span></text:h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20" text:outline-level="3"><text:span text:style-name="T41">Core studies</text:span></text:h>
          </table:table-cell>
          <table:table-cell table:style-name="Tableau1.A2" table:number-columns-spanned="3" office:value-type="string">
            <text:list xml:id="list8400170109365546603" text:style-name="L1">
              <text:list-header>
                <text:p text:style-name="P29">Compilation · Combinatorial Optimization · Hardware Architecture · Databases · Networks...</text:p>
                <text:p text:style-name="P27"><text:span text:style-name="T40">Image processing · Multimedia · 3D Graphics · Computer aided geometric design · </text:span>Numerical optimization · Operations Research · Discrete Optimization · <text:span text:style-name="T40">Reasoning and Recognition</text:span>...</text:p>
              </text:list-header>
            </text:list>
            <text:list xml:id="list7516865903367022766" text:style-name="L2">
              <text:list-header>
                <text:p text:style-name="P28">General Economics · Business Management · Project Management · Strategy &amp; Marketing...</text:p>
              </text:list-header>
            </text:list>
          </table:table-cell>
          <table:covered-table-cell/>
          <table:covered-table-cell/>
        </table:table-row>
        <table:table-row>
          <table:table-cell table:style-name="Tableau1.A2" office:value-type="string">
            <text:h text:style-name="P18" text:outline-level="3">Programming<text:line-break/>&amp; Web languages</text:h>
          </table:table-cell>
          <table:table-cell table:style-name="Tableau1.A2" table:number-columns-spanned="3" office:value-type="string">
            <text:p text:style-name="P6"><text:span text:style-name="T13">C/C++, Java, </text:span><text:span text:style-name="T15">OpenGL, R, C#, Scilab/Matlab, </text:span><text:span text:style-name="T13">Bash, Ada, Latex, Caml</text:span><text:span text:style-name="T1"><text:line-break/></text:span><text:span text:style-name="T13">HTML5/CSS3, </text:span><text:span text:style-name="T15">J</text:span><text:span text:style-name="T13">avaScript, jQuery, node.js, </text:span><text:span text:style-name="T15">SQL </text:span><text:span text:style-name="T1">− ba</text:span><text:span text:style-name="T3">sics</text:span><text:span text:style-name="T1"> </text:span><text:span text:style-name="T3">i</text:span><text:span text:style-name="T1">n PHP, </text:span><text:span text:style-name="T4">angularJS<text:line-break/></text:span><text:span text:style-name="T15">x</text:span><text:span text:style-name="T13">86/MIPS </text:span><text:span text:style-name="T16">assembly</text:span><text:span text:style-name="T13">, VHDL, ActionScrip</text:span><text:span text:style-name="T15">t </text:span><text:span text:style-name="T16">3</text:span><text:span text:style-name="T15">, Python </text:span><text:span text:style-name="T17">2 and 3</text:span></text:p>
          </table:table-cell>
          <table:covered-table-cell/>
          <table:covered-table-cell/>
        </table:table-row>
        <table:table-row>
          <table:table-cell table:style-name="Tableau1.A2" office:value-type="string">
            <text:h text:style-name="P21" text:outline-level="3"><text:span text:style-name="T29">Operating </text:span><text:span text:style-name="T22">systems</text:span></text:h>
          </table:table-cell>
          <table:table-cell table:style-name="Tableau1.A2" table:number-columns-spanned="3" office:value-type="string">
            <text:p text:style-name="P12">Linux (Fedora, CentOS, Ubuntu), Windows 95 <text:span text:style-name="T1">−</text:span> 10, Android</text:p>
          </table:table-cell>
          <table:covered-table-cell/>
          <table:covered-table-cell/>
        </table:table-row>
        <table:table-row>
          <table:table-cell table:style-name="Tableau1.A2" office:value-type="string">
            <text:h text:style-name="P22" text:outline-level="3"><text:span text:style-name="T21">Software<text:line-break/></text:span>&amp; libraries</text:h>
          </table:table-cell>
          <table:table-cell table:style-name="Tableau1.A2" table:number-columns-spanned="3" office:value-type="string">
            <text:h text:style-name="P30" text:outline-level="4">Git, Code::Blocks, Eclipse, NetBeans, Vim, Notepad++, Libre/Open/Microsoft Office<text:line-break/>GNU make, Maven, Maple, Inkscape, GIMP, Blender, SolidWorks, Qt, GNU MP, SDL, SFML</text:h>
          </table:table-cell>
          <table:covered-table-cell/>
          <table:covered-table-cell/>
        </table:table-row>
        <table:table-row>
          <table:table-cell table:style-name="Tableau1.A2" table:number-columns-spanned="4" office:value-type="string">
            <text:h text:style-name="P17" text:outline-level="2">+ OTHER SKILLS <text:span text:style-name="T40">AND ACTIVITIES</text:span></text:h>
          </table:table-cell>
          <table:covered-table-cell/>
          <table:covered-table-cell/>
          <table:covered-table-cell/>
        </table:table-row>
        <table:table-row>
          <table:table-cell table:style-name="Tableau1.A17" table:number-columns-spanned="4" office:value-type="string">
            <text:h text:style-name="P24" text:outline-level="4">Travelling to foreign countries (Europe : 2<text:span text:style-name="T27">1</text:span> countries visited). Also interested in many foreign languages.</text:h>
            <text:h text:style-name="P24" text:outline-level="4">Miscellaneous personal programming projects in C/C++, ActionScript, JavaScript/HTML 5/CSS 3, and node.js</text:h>
            <text:h text:style-name="P25" text:outline-level="4"><text:span text:style-name="T37">Offensive and defensive c</text:span><text:span text:style-name="T36">omputer security awareness (</text:span><text:span text:style-name="T37">conferences and challenges</text:span><text:span text:style-name="T36">)</text:span></text:h>
          </table:table-cell>
          <table:covered-table-cell/>
          <table:covered-table-cell/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left="-3.701cm" fo:margin-right="-4.8cm" fo:margin-top="0.275cm" fo:margin-bottom="0.203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fo:keep-with-next="always" style:writing-mode="page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09cm" fo:margin-bottom="0cm" loext:contextual-spacing="false" fo:line-height="115%" fo:text-align="center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01cm" fo:margin-right="0cm" fo:margin-top="0.127cm" fo:margin-bottom="0.127cm" loext:contextual-spacing="false" fo:line-height="100%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31cm" fo:margin-right="0.131cm" fo:margin-top="0.099cm" fo:margin-bottom="0.099cm" loext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loext:graphic-properties draw:fill="none" draw:fill-color="#cfe7f5"/>
      <style:paragraph-properties fo:margin-left="0.3cm" fo:margin-right="0.101cm" fo:margin-top="0.132cm" fo:margin-bottom="0.127cm" loext:contextual-spacing="false" fo:line-height="115%" fo:text-align="start" style:justify-single-word="false" fo:text-indent="0cm" style:auto-text-indent="false" style:page-number="auto" fo:background-color="transparent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Helvetica LT Std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esume - Maxime Méloux – Page <text:page-number text:select-page="current">2</text:page-number> of <text:page-count>2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6H43M23S</meta:editing-duration>
    <meta:editing-cycles>169</meta:editing-cycles>
    <meta:generator>LibreOffice/5.1.5.2$Windows_x86 LibreOffice_project/7a864d8825610a8c07cfc3bc01dd4fce6a9447e5</meta:generator>
    <dc:title>Normal</dc:title>
    <meta:initial-creator>Maxime Méloux</meta:initial-creator>
    <dc:date>2016-11-02T15:31:04.668000000</dc:date>
    <meta:printed-by>Maxime Méloux</meta:printed-by>
    <meta:print-date>2016-02-01T17:18:22.065792660</meta:print-date>
    <meta:document-statistic meta:table-count="6" meta:image-count="0" meta:object-count="0" meta:page-count="2" meta:paragraph-count="44" meta:word-count="491" meta:character-count="3383" meta:non-whitespace-character-count="2933"/>
  </office:meta>
</office:document-meta>
</file>